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elveticaNeue-Medium" svg:font-family="HelveticaNeue-Medium"/>
    <style:font-face style:name="HelveticaNeue-Medium1" svg:font-family="HelveticaNeue-Medi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pitch="variable"/>
    <style:font-face style:name="Songti SC1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4.233cm" fo:margin-right="0cm" fo:text-align="start" style:justify-single-word="false" fo:text-indent="-4.233cm" style:auto-text-indent="false">
        <style:tab-stops>
          <style:tab-stop style:position="4.233cm"/>
        </style:tab-stops>
      </style:paragraph-properties>
      <style:text-properties fo:color="#000000" loext:opacity="100%" style:font-name="Liberation Sans" fo:font-size="10pt" style:text-underline-style="none" style:font-size-asian="10pt" style:font-size-complex="10pt"/>
    </style:style>
    <style:style style:name="P2" style:family="paragraph" style:parent-style-name="Standard">
      <style:paragraph-properties fo:margin-left="4.233cm" fo:margin-right="0cm" fo:margin-top="0cm" fo:margin-bottom="0cm" style:contextual-spacing="false" fo:text-align="start" style:justify-single-word="false" fo:text-indent="-4.233cm" style:auto-text-indent="false">
        <style:tab-stops>
          <style:tab-stop style:position="4.233cm"/>
        </style:tab-stops>
      </style:paragraph-properties>
      <style:text-properties fo:color="#000000" loext:opacity="100%" style:font-name="Liberation Sans" fo:font-size="10pt" style:text-underline-style="none" style:font-size-asian="10pt" style:font-size-complex="10pt"/>
    </style:style>
    <style:style style:name="P3" style:family="paragraph" style:parent-style-name="Standard">
      <style:paragraph-properties fo:margin-left="4.233cm" fo:margin-right="0cm" fo:line-height="115%" fo:text-align="start" style:justify-single-word="false" fo:text-indent="-4.233cm" style:auto-text-indent="false">
        <style:tab-stops>
          <style:tab-stop style:position="4.233cm"/>
        </style:tab-stops>
      </style:paragraph-properties>
      <style:text-properties style:font-name="Liberation Sans" fo:font-size="10pt" style:font-size-asian="10pt" style:font-size-complex="10pt"/>
    </style:style>
    <style:style style:name="P4" style:family="paragraph" style:parent-style-name="Standard">
      <style:paragraph-properties fo:margin-left="4.233cm" fo:margin-right="0cm" fo:margin-top="0.3cm" fo:margin-bottom="0cm" style:contextual-spacing="false" fo:line-height="115%" fo:text-align="start" style:justify-single-word="false" fo:text-indent="-4.233cm" style:auto-text-indent="false">
        <style:tab-stops>
          <style:tab-stop style:position="4.233cm"/>
        </style:tab-stops>
      </style:paragraph-properties>
      <style:text-properties style:font-name="Liberation Sans" fo:font-size="10pt" style:font-size-asian="10pt" style:font-size-complex="10pt"/>
    </style:style>
    <style:style style:name="P5" style:family="paragraph" style:parent-style-name="Standard">
      <style:paragraph-properties fo:margin-left="4.233cm" fo:margin-right="0cm" fo:line-height="115%" fo:text-align="start" style:justify-single-word="false" fo:text-indent="-4.233cm" style:auto-text-indent="false">
        <style:tab-stops>
          <style:tab-stop style:position="4.233cm"/>
        </style:tab-stops>
      </style:paragraph-properties>
    </style:style>
    <style:style style:name="P6" style:family="paragraph" style:parent-style-name="Standard">
      <style:paragraph-properties fo:margin-left="4.233cm" fo:margin-right="0cm" fo:margin-top="0.3cm" fo:margin-bottom="0cm" style:contextual-spacing="false" fo:line-height="115%" fo:text-align="start" style:justify-single-word="false" fo:text-indent="-4.233cm" style:auto-text-indent="false">
        <style:tab-stops>
          <style:tab-stop style:position="4.233cm"/>
        </style:tab-stops>
      </style:paragraph-properties>
    </style:style>
    <style:style style:name="P7" style:family="paragraph" style:parent-style-name="Text_20_body">
      <style:text-properties officeooo:paragraph-rsid="001d4bc7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  <style:paragraph-properties style:text-autospace="none" style:writing-mode="lr-tb"/>
      <style:text-properties fo:color="#676767" loext:opacity="100%" style:font-name="HelveticaNeue-Medium" fo:font-size="10pt" style:font-name-asian="HelveticaNeue-Medium" style:font-size-asian="10pt" style:font-name-complex="HelveticaNeue-Medium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color="#ea7500" loext:opacity="100%" style:font-name="Liberation Sans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676767" loext:opacity="100%" style:text-underline-style="none"/>
    </style:style>
    <style:style style:name="T2" style:family="text">
      <style:text-properties fo:color="#676767" loext:opacity="100%" style:text-underline-style="none" officeooo:rsid="00170c1f"/>
    </style:style>
    <style:style style:name="T3" style:family="text">
      <style:text-properties fo:color="#676767" loext:opacity="100%" style:text-underline-style="none" officeooo:rsid="001d4bc7"/>
    </style:style>
    <style:style style:name="T4" style:family="text">
      <style:text-properties fo:color="#676767" loext:opacity="100%" style:font-name="Liberation Sans" fo:font-size="10pt" style:text-underline-style="none" style:font-size-asian="10pt" style:font-size-complex="10pt"/>
    </style:style>
    <style:style style:name="T5" style:family="text">
      <style:text-properties fo:color="#676767" loext:opacity="100%" style:font-name="Liberation Sans" fo:font-size="10pt" style:text-underline-style="none" officeooo:rsid="001d4bc7" style:font-size-asian="10pt" style:font-size-complex="10pt"/>
    </style:style>
    <style:style style:name="T6" style:family="text">
      <style:text-properties fo:color="#000000" loext:opacity="100%" style:text-underline-style="none"/>
    </style:style>
    <style:style style:name="T7" style:family="text">
      <style:text-properties fo:color="#000000" loext:opacity="100%" style:text-underline-style="none" officeooo:rsid="00170c1f"/>
    </style:style>
    <style:style style:name="T8" style:family="text">
      <style:text-properties fo:color="#000000" loext:opacity="100%" style:text-underline-style="none" officeooo:rsid="001d4bc7"/>
    </style:style>
    <style:style style:name="T9" style:family="text">
      <style:text-properties fo:color="#000000" loext:opacity="100%" style:font-name="Liberation Sans" fo:font-size="10pt" style:text-underline-style="none" style:font-size-asian="10pt" style:font-size-complex="10pt"/>
    </style:style>
    <style:style style:name="T10" style:family="text">
      <style:text-properties fo:color="#000000" loext:opacity="100%" style:font-name="Liberation Sans" fo:font-size="10pt" style:text-underline-style="none" officeooo:rsid="001d4bc7" style:font-size-asian="10pt" style:font-size-complex="10pt"/>
    </style:style>
    <style:style style:name="T11" style:family="text">
      <style:text-properties fo:color="#c85200" loext:opacity="100%" style:text-underline-style="none" officeooo:rsid="00170c1f"/>
    </style:style>
    <style:style style:name="T12" style:family="text">
      <style:text-properties officeooo:rsid="001d4bc7"/>
    </style:style>
    <style:style style:name="T13" style:family="text">
      <style:text-properties fo:color="#676767" loext:opacity="100%" style:font-name="HelveticaNeue-Medium" fo:font-size="10pt" style:font-name-asian="HelveticaNeue-Medium" style:font-size-asian="10pt" style:font-name-complex="HelveticaNeue-Medium" style:font-size-complex="10pt"/>
    </style:style>
    <style:style style:name="T14" style:family="text">
      <style:text-properties fo:color="#ea7500" loext:opacity="100%" style:font-name="Liberation Sans" fo:font-size="60pt" fo:font-weight="bold" style:font-size-asian="60pt" style:font-weight-asian="bold" style:font-size-complex="60pt" style:font-weight-complex="bold"/>
    </style:style>
    <style:style style:name="gr1" style:family="graphic">
      <style:graphic-properties draw:stroke="none" svg:stroke-color="#000000" draw:fill="none" draw:fill-color="#ffffff" fo:min-height="7.37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83cm" style:protect="position size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Forme 2" draw:style-name="gr1" draw:text-style-name="P9" svg:width="5.261cm" svg:height="7.37cm" svg:x="14.46cm" svg:y="0.741cm">
        <draw:text-box>
          <text:p text:style-name="P8"><text:span text:style-name="T13">Dirección</text:span></text:p>
          <text:p text:style-name="P8"><text:span text:style-name="T13"/></text:p>
          <text:p text:style-name="P8"><text:span text:style-name="T13">Telefono</text:span></text:p>
          <text:p text:style-name="P8"><text:span text:style-name="T13">Correo Electronico</text:span></text:p>
        </draw:text-box>
      </draw:frame>
      <draw:frame text:anchor-type="page" text:anchor-page-number="1" draw:z-index="2" draw:name="Forme 1" draw:style-name="gr1" draw:text-style-name="P9" svg:width="5.261cm" svg:height="7.37cm" svg:x="14.46cm" svg:y="0.741cm">
        <draw:text-box>
          <text:p text:style-name="P8"><text:span text:style-name="T13">Dirección</text:span></text:p>
          <text:p text:style-name="P8"><text:span text:style-name="T13"/></text:p>
          <text:p text:style-name="P8"><text:span text:style-name="T13">Telefono</text:span></text:p>
          <text:p text:style-name="P8"><text:span text:style-name="T13">Correo Electronico</text:span></text:p>
        </draw:text-box>
      </draw:frame>
      <draw:frame text:anchor-type="page" text:anchor-page-number="1" draw:z-index="1" draw:name="Forme2" draw:style-name="gr1" draw:text-style-name="P9" svg:width="5.261cm" svg:height="7.37cm" svg:x="14.46cm" svg:y="0.741cm">
        <draw:text-box>
          <text:p text:style-name="P8"><text:span text:style-name="T13">Dirección</text:span></text:p>
          <text:p text:style-name="P8"><text:span text:style-name="T13"/></text:p>
          <text:p text:style-name="P8"><text:span text:style-name="T13">Telefono</text:span></text:p>
          <text:p text:style-name="P8"><text:span text:style-name="T13">Correo Electronico</text:span></text:p>
        </draw:text-box>
      </draw:frame>
      <draw:frame text:anchor-type="page" text:anchor-page-number="1" draw:z-index="0" draw:name="Forme1" draw:style-name="gr2" draw:text-style-name="P10" svg:width="12.84cm" svg:height="7.831cm" svg:x="1.27cm" svg:y="0.28cm">
        <draw:text-box>
          <text:p><text:span text:style-name="T14">Nombre</text:span></text:p>
          <text:p><text:span text:style-name="T14">Y foto</text:span></text:p>
        </draw:text-box>
      </draw:frame>
      <text:p text:style-name="P7"><text:span text:style-name="T1">P</text:span><text:span text:style-name="T3">e</text:span><text:span text:style-name="T1">rfil<text:tab/></text:span><text:span text:style-name="T8">Texto de Ejemplo</text:span></text:p>
      <text:p text:style-name="P4"><text:span text:style-name="T1">Exp</text:span><text:span text:style-name="T3">iencia</text:span><text:span text:style-name="T1"><text:tab/></text:span></text:p>
      <text:p text:style-name="Text_20_body"><text:tab/><text:span text:style-name="T12">Texto de Ejemplo</text:span></text:p>
      <text:p text:style-name="P1"/>
      <text:p text:style-name="P3"><text:span text:style-name="T6"><text:tab/></text:span></text:p>
      <text:p text:style-name="Text_20_body"><text:tab/><text:span text:style-name="T12">Texto de Ejemplo</text:span></text:p>
      <text:p text:style-name="Text_20_body"><text:tab/></text:p>
      <text:p text:style-name="P1"/>
      <text:p text:style-name="P5"><text:span text:style-name="T4"><text:tab/></text:span><text:span text:style-name="T5">Texto de Ejemplo</text:span></text:p>
      <text:p text:style-name="P2"/>
      <text:p text:style-name="P6"><text:span text:style-name="T4">Forma</text:span><text:span text:style-name="T5">c</text:span><text:span text:style-name="T4">ion<text:tab/></text:span><text:span text:style-name="T10">Texto de Ejemplo</text:span></text:p>
      <text:p text:style-name="P1"/>
      <text:p text:style-name="P5"><text:span text:style-name="T9"><text:tab/></text:span><text:span text:style-name="T10">Texto de Ejemplo</text:span></text:p>
      <text:p text:style-name="P1"/>
      <text:p text:style-name="P5"><text:span text:style-name="T9"><text:tab/></text:span><text:span text:style-name="T10">Texto de Ejemplo</text:span></text:p>
      <text:p text:style-name="P1"/>
      <text:p text:style-name="P5"><text:span text:style-name="T9"><text:tab/></text:span><text:span text:style-name="T10">Texto de Ejemplo</text:span></text:p>
      <text:p text:style-name="P2"/>
      <text:p text:style-name="Text_20_body"><text:span text:style-name="T1">Comp</text:span><text:span text:style-name="T3">e</text:span><text:span text:style-name="T1">tenc</text:span><text:span text:style-name="T3">ia</text:span><text:span text:style-name="T1">s<text:tab/></text:span><text:span text:style-name="T8">Texto de Ejemplo</text:span></text:p>
      <text:p text:style-name="Text_20_body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elveticaNeue-Medium" svg:font-family="HelveticaNeue-Medium"/>
    <style:font-face style:name="HelveticaNeue-Medium1" svg:font-family="HelveticaNeue-Medi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pitch="variable"/>
    <style:font-face style:name="Songti SC1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Songti SC1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1" fo:font-size="12pt" fo:language="fr" fo:country="FR" style:letter-kerning="true" style:font-name-asian="Songti SC1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4.233cm" fo:margin-right="0cm" fo:line-height="100%" fo:text-align="start" style:justify-single-word="false" fo:text-indent="-4.233cm" style:auto-text-indent="false">
        <style:tab-stops>
          <style:tab-stop style:position="4.233cm"/>
        </style:tab-stops>
      </style:paragraph-properties>
      <style:text-properties style:font-name="Liberation Sans" fo:font-family="'Liberation Sans'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81cm" fo:margin-bottom="2.54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8:22:45.326323205</meta:creation-date>
    <meta:editing-duration>PT4M46S</meta:editing-duration>
    <meta:editing-cycles>2</meta:editing-cycles>
    <meta:generator>LibreOffice/7.3.7.2$Linux_X86_64 LibreOffice_project/30$Build-2</meta:generator>
    <dc:date>2022-11-18T08:27:31.038334533</dc:date>
    <meta:document-statistic meta:table-count="0" meta:image-count="0" meta:object-count="0" meta:page-count="1" meta:paragraph-count="12" meta:word-count="31" meta:character-count="192" meta:non-whitespace-character-count="162"/>
    <meta:template xlink:type="simple" xlink:actuate="onRequest" xlink:title="CV" xlink:href="../../../../Descargas/CV.ott" meta:date="2022-11-18T08:22:44.653124497"/>
  </office:meta>
</office:document-meta>
</file>